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ntractAwardNotice" table:style-name="ta1" table:print-ranges="A1:AF25">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ontractAwardNotice">
            <text:p>ContractAwardNotice</text:p>
          </table:table-cell>
          <table:table-cell table:style-name="ce2" office:value-type="string">
            <text:p>Contract Award Notice. Details</text:p>
          </table:table-cell>
          <table:table-cell table:style-name="ce2" office:value-type="string"/>
          <table:table-cell table:style-name="ce2" office:value-type="string">
            <text:p>Contract Award Notice</text:p>
          </table:table-cell>
          <table:table-cell table:style-name="ce2" table:number-columns-repeated="11" office:value-type="string"/>
          <table:table-cell table:style-name="ce2" office:value-type="string">
            <text:p>ABIE</text:p>
          </table:table-cell>
          <table:table-cell table:style-name="ce2" office:value-type="string">
            <text:p>The document published by a Contracting Party to announce the awarding of a procurement project.</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ontract Award Notice. UBL Version Identifier. Identifier</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ontract Award Notice. Customization Identifier. Identifier</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ontract Award Notice. Profile Identifier. Identifier</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ontract Award Notice. Profile Execution Identifier. Identifier</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ontract Award Notice. Identifier</text:p>
          </table:table-cell>
          <table:table-cell table:style-name="ce3" office:value-type="string"/>
          <table:table-cell office:value-type="string" table:style-name="ce3">
            <text:p>Contract Award Not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Contract Award Notice assigned by the Contracting Party</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Contract Award Notice. Copy_ Indicator. Indicator</text:p>
          </table:table-cell>
          <table:table-cell table:style-name="ce3" office:value-type="string"/>
          <table:table-cell office:value-type="string" table:style-name="ce3">
            <text:p>Contract Award Not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ontract Award Notice. UUID. Identifier</text:p>
          </table:table-cell>
          <table:table-cell table:style-name="ce3" office:value-type="string"/>
          <table:table-cell office:value-type="string" table:style-name="ce3">
            <text:p>Contract Award Not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Contract Award Notice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Contract Award Notice. Contract Folder Identifier. Identifier</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Contract Award Notice. Issue Date. Date</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Contracting Party on which the Contract Award Notic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Contract Award Notice. Issue Time. Time</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ontracting Party on which the Contract Award Notic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Contract Award Notice. Note. Text</text:p>
          </table:table-cell>
          <table:table-cell table:style-name="ce3" office:value-type="string"/>
          <table:table-cell office:value-type="string" table:style-name="ce3">
            <text:p>Contract Award Not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General not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PreviousDocumentReference">
            <text:p>PreviousDocumentReference</text:p>
          </table:table-cell>
          <table:table-cell table:style-name="ce4" office:value-type="string">
            <text:p>Contract Award Notice. Previous_ Document Reference. Document Reference</text:p>
          </table:table-cell>
          <table:table-cell table:style-name="ce4" office:value-type="string"/>
          <table:table-cell table:style-name="ce4" office:value-type="string">
            <text:p>Contract Award Notice</text:p>
          </table:table-cell>
          <table:table-cell table:style-name="ce4" office:value-type="string">
            <text:p>Previous</text:p>
          </table:table-cell>
          <table:table-cell table:style-name="ce4" office:value-type="string"/>
          <table:table-cell table:style-name="ce4" office:value-type="string"/>
          <table:table-cell table:style-name="ce4" table:formula="of:=[.M14]"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revious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MinutesDocumentReference">
            <text:p>MinutesDocumentReference</text:p>
          </table:table-cell>
          <table:table-cell table:style-name="ce4" office:value-type="string">
            <text:p>Contract Award Notice. Minutes_ Document Reference. Document Reference</text:p>
          </table:table-cell>
          <table:table-cell table:style-name="ce4" office:value-type="string"/>
          <table:table-cell table:style-name="ce4" office:value-type="string">
            <text:p>Contract Award Notice</text:p>
          </table:table-cell>
          <table:table-cell table:style-name="ce4" office:value-type="string">
            <text:p>Minutes</text:p>
          </table:table-cell>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minutes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Contract Award Notice. Signature</text:p>
          </table:table-cell>
          <table:table-cell table:style-name="ce4" office:value-type="string"/>
          <table:table-cell table:style-name="ce4" office:value-type="string">
            <text:p>Contract Award Notice</text:p>
          </table:table-cell>
          <table:table-cell table:number-columns-repeated="2"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signature. A placeholder for signature.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ingParty">
            <text:p>ContractingParty</text:p>
          </table:table-cell>
          <table:table-cell table:style-name="ce4" office:value-type="string">
            <text:p>Contract Award Notice. Contracting Party</text:p>
          </table:table-cell>
          <table:table-cell table:style-name="ce4" office:value-type="string"/>
          <table:table-cell table:style-name="ce4" office:value-type="string">
            <text:p>Contract Award Notice</text:p>
          </table:table-cell>
          <table:table-cell table:number-columns-repeated="2" table:style-name="ce4" office:value-type="string"/>
          <table:table-cell table:style-name="ce4" office:value-type="string"/>
          <table:table-cell table:style-name="ce4" table:formula="of:=[.M17]"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iginatorCustomerParty">
            <text:p>OriginatorCustomerParty</text:p>
          </table:table-cell>
          <table:table-cell table:style-name="ce4" office:value-type="string">
            <text:p>Contract Award Notice. Originator_ Customer Party. Customer Party</text:p>
          </table:table-cell>
          <table:table-cell table:style-name="ce4" office:value-type="string"/>
          <table:table-cell table:style-name="ce4" office:value-type="string">
            <text:p>Contract Award Notice</text:p>
          </table:table-cell>
          <table:table-cell table:style-name="ce4" office:value-type="string">
            <text:p>Originator</text:p>
          </table:table-cell>
          <table:table-cell table:style-name="ce4" office:value-type="string"/>
          <table:table-cell table:style-name="ce4" office:value-type="string"/>
          <table:table-cell table:style-name="ce4" table:formula="of:=[.M1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who originated Or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4" office:value-type="string">
            <text:p>Contract Award Notice. Receiver_ Party. Party</text:p>
          </table:table-cell>
          <table:table-cell table:style-name="ce4" office:value-type="string"/>
          <table:table-cell table:style-name="ce4" office:value-type="string">
            <text:p>Contract Award Notice</text:p>
          </table:table-cell>
          <table:table-cell table:style-name="ce4" office:value-type="string">
            <text:p>Receiv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Terms">
            <text:p>TenderingTerms</text:p>
          </table:table-cell>
          <table:table-cell table:style-name="ce4" office:value-type="string">
            <text:p>Contract Award Notice. Tendering Terms</text:p>
          </table:table-cell>
          <table:table-cell table:style-name="ce4" office:value-type="string"/>
          <table:table-cell table:style-name="ce4" office:value-type="string">
            <text:p>Contract Award Notice</text:p>
          </table:table-cell>
          <table:table-cell table:number-columns-repeated="2" table:style-name="ce4" office:value-type="string"/>
          <table:table-cell table:style-name="ce4" office:value-type="string"/>
          <table:table-cell table:style-name="ce4" table:formula="of:=[.M20]" office:value-type="string" office:string-value="Tendering Terms">
            <text:p>Tendering Terms</text:p>
          </table:table-cell>
          <table:table-cell table:style-name="ce4" office:value-type="string">
            <text:p>Tendering Terms</text:p>
          </table:table-cell>
          <table:table-cell table:style-name="ce4" table:number-columns-repeated="3" office:value-type="string"/>
          <table:table-cell table:style-name="ce4" office:value-type="string">
            <text:p>Tender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ter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Process">
            <text:p>TenderingProcess</text:p>
          </table:table-cell>
          <table:table-cell table:style-name="ce4" office:value-type="string">
            <text:p>Contract Award Notice. Tendering Process</text:p>
          </table:table-cell>
          <table:table-cell table:style-name="ce4" office:value-type="string"/>
          <table:table-cell table:style-name="ce4" office:value-type="string">
            <text:p>Contract Award Notice</text:p>
          </table:table-cell>
          <table:table-cell table:number-columns-repeated="2" table:style-name="ce4" office:value-type="string"/>
          <table:table-cell table:style-name="ce4" office:value-type="string"/>
          <table:table-cell table:style-name="ce4" table:formula="of:=[.M21]" office:value-type="string" office:string-value="Tendering Process">
            <text:p>Tendering Process</text:p>
          </table:table-cell>
          <table:table-cell table:style-name="ce4" office:value-type="string">
            <text:p>Tendering Process</text:p>
          </table:table-cell>
          <table:table-cell table:style-name="ce4" table:number-columns-repeated="3" office:value-type="string"/>
          <table:table-cell table:style-name="ce4" office:value-type="string">
            <text:p>Tendering Proces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
            <text:p>ProcurementProject</text:p>
          </table:table-cell>
          <table:table-cell table:style-name="ce4" office:value-type="string">
            <text:p>Contract Award Notice. Procurement Project</text:p>
          </table:table-cell>
          <table:table-cell table:style-name="ce4" office:value-type="string"/>
          <table:table-cell table:style-name="ce4" office:value-type="string">
            <text:p>Contract Award Notice</text:p>
          </table:table-cell>
          <table:table-cell table:number-columns-repeated="2" table:style-name="ce4" office:value-type="string"/>
          <table:table-cell table:style-name="ce4" office:value-type="string"/>
          <table:table-cell table:style-name="ce4" table:formula="of:=[.M22]" office:value-type="string" office:string-value="Procurement Project">
            <text:p>Procurement Project</text:p>
          </table:table-cell>
          <table:table-cell table:style-name="ce4" office:value-type="string">
            <text:p>Procurement Project</text:p>
          </table:table-cell>
          <table:table-cell table:style-name="ce4" table:number-columns-repeated="3" office:value-type="string"/>
          <table:table-cell table:style-name="ce4" office:value-type="string">
            <text:p>Procurement Projec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procurement project, the overall definition of the procurement projec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Lot">
            <text:p>ProcurementProjectLot</text:p>
          </table:table-cell>
          <table:table-cell table:style-name="ce4" office:value-type="string">
            <text:p>Contract Award Notice. Procurement Project Lot</text:p>
          </table:table-cell>
          <table:table-cell table:style-name="ce4" office:value-type="string"/>
          <table:table-cell table:style-name="ce4" office:value-type="string">
            <text:p>Contract Award Notice</text:p>
          </table:table-cell>
          <table:table-cell table:number-columns-repeated="2" table:style-name="ce4" office:value-type="string"/>
          <table:table-cell table:style-name="ce4" office:value-type="string"/>
          <table:table-cell table:style-name="ce4" table:formula="of:=[.M23]" office:value-type="string" office:string-value="Procurement Project Lot">
            <text:p>Procurement Project Lot</text:p>
          </table:table-cell>
          <table:table-cell table:style-name="ce4" office:value-type="string">
            <text:p>Procurement Project Lot</text:p>
          </table:table-cell>
          <table:table-cell table:style-name="ce4" table:number-columns-repeated="3" office:value-type="string"/>
          <table:table-cell table:style-name="ce4" office:value-type="string">
            <text:p>Procurement Project Lo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rocurement project lots a contract can be split 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Result">
            <text:p>TenderResult</text:p>
          </table:table-cell>
          <table:table-cell table:style-name="ce4" office:value-type="string">
            <text:p>Contract Award Notice. Tender Result</text:p>
          </table:table-cell>
          <table:table-cell table:style-name="ce4" office:value-type="string"/>
          <table:table-cell table:style-name="ce4" office:value-type="string">
            <text:p>Contract Award Notice</text:p>
          </table:table-cell>
          <table:table-cell table:number-columns-repeated="2" table:style-name="ce4" office:value-type="string"/>
          <table:table-cell table:style-name="ce4" office:value-type="string"/>
          <table:table-cell table:style-name="ce4" table:formula="of:=[.M24]" office:value-type="string" office:string-value="Tender Result">
            <text:p>Tender Result</text:p>
          </table:table-cell>
          <table:table-cell table:style-name="ce4" office:value-type="string">
            <text:p>Tender Result</text:p>
          </table:table-cell>
          <table:table-cell table:style-name="ce4" table:number-columns-repeated="3" office:value-type="string"/>
          <table:table-cell table:style-name="ce4" office:value-type="string">
            <text:p>Tender Resul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a tender resul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